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keep-together="always"/>
    </style:style>
    <style:style style:name="Tabla7.A1" style:family="table-cell">
      <style:table-cell-properties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keep-together="always"/>
    </style:style>
    <style:style style:name="Tabla2.A1" style:family="table-cell">
      <style:table-cell-properties fo:padding="0.097cm" fo:border="0.5pt solid #000000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lways"/>
    </style:style>
    <style:style style:name="Tabla5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lways"/>
    </style:style>
    <style:style style:name="Tabla6.A1" style:family="table-cell">
      <style:table-cell-properties fo:padding="0.097cm" fo:border="0.5pt solid #000000" style:writing-mode="page"/>
    </style:style>
    <style:style style:name="P1" style:family="paragraph" style:parent-style-name="Standard">
      <style:text-properties officeooo:rsid="0013cf3a" officeooo:paragraph-rsid="0013cf3a"/>
    </style:style>
    <style:style style:name="P2" style:family="paragraph" style:parent-style-name="Standard">
      <style:text-properties officeooo:rsid="0013cf3a" officeooo:paragraph-rsid="00181f72"/>
    </style:style>
    <style:style style:name="P3" style:family="paragraph" style:parent-style-name="Standard">
      <style:text-properties officeooo:rsid="00146f81" officeooo:paragraph-rsid="00146f81"/>
    </style:style>
    <style:style style:name="P4" style:family="paragraph" style:parent-style-name="Standard">
      <style:text-properties style:font-name="Courier New" fo:font-size="10pt" officeooo:rsid="00146f81" officeooo:paragraph-rsid="00196779" style:font-size-asian="10pt" style:font-size-complex="10pt"/>
    </style:style>
    <style:style style:name="P5" style:family="paragraph" style:parent-style-name="Standard">
      <style:text-properties officeooo:rsid="00163536" officeooo:paragraph-rsid="00163536"/>
    </style:style>
    <style:style style:name="P6" style:family="paragraph" style:parent-style-name="Standard">
      <style:text-properties officeooo:rsid="00163536" officeooo:paragraph-rsid="00181f72"/>
    </style:style>
    <style:style style:name="P7" style:family="paragraph" style:parent-style-name="Standard">
      <style:text-properties officeooo:rsid="00163536" officeooo:paragraph-rsid="001b9256"/>
    </style:style>
    <style:style style:name="P8" style:family="paragraph" style:parent-style-name="Standard">
      <style:text-properties officeooo:rsid="00181f72" officeooo:paragraph-rsid="00181f72"/>
    </style:style>
    <style:style style:name="P9" style:family="paragraph" style:parent-style-name="Standard">
      <style:text-properties officeooo:rsid="00196779" officeooo:paragraph-rsid="0019cb30"/>
    </style:style>
    <style:style style:name="P10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officeooo:rsid="00163536" officeooo:paragraph-rsid="00163536" style:font-size-asian="32pt" style:font-style-asian="italic" style:font-size-complex="32pt" style:font-style-complex="italic"/>
    </style:style>
    <style:style style:name="P11" style:family="paragraph" style:parent-style-name="Standard">
      <style:text-properties officeooo:rsid="001f549b" officeooo:paragraph-rsid="001f549b"/>
    </style:style>
    <style:style style:name="P12" style:family="paragraph" style:parent-style-name="Table_20_Contents">
      <style:text-properties style:font-name="Courier New" fo:font-size="10pt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0163536" style:font-size-asian="10pt" style:font-size-complex="10pt"/>
    </style:style>
    <style:style style:name="P14" style:family="paragraph" style:parent-style-name="Table_20_Contents">
      <style:text-properties style:font-name="Courier New" fo:font-size="10pt" officeooo:paragraph-rsid="0016d6bd" style:font-size-asian="10pt" style:font-size-complex="10pt"/>
    </style:style>
    <style:style style:name="P15" style:family="paragraph" style:parent-style-name="Table_20_Contents">
      <style:text-properties officeooo:paragraph-rsid="0016d6bd"/>
    </style:style>
    <style:style style:name="P16" style:family="paragraph" style:parent-style-name="Table_20_Contents">
      <style:text-properties officeooo:paragraph-rsid="001b9256"/>
    </style:style>
    <style:style style:name="P17" style:family="paragraph" style:parent-style-name="Table_20_Contents">
      <style:text-properties style:font-name="Courier New" fo:font-size="10pt" officeooo:paragraph-rsid="0016d6bd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0181f72" style:font-size-asian="10pt" style:font-size-complex="10pt"/>
    </style:style>
    <style:style style:name="P19" style:family="paragraph" style:parent-style-name="Standard" style:list-style-name="L1">
      <style:text-properties officeooo:rsid="00163536" officeooo:paragraph-rsid="00163536"/>
    </style:style>
    <style:style style:name="P20" style:family="paragraph" style:parent-style-name="Standard" style:list-style-name="L1">
      <style:text-properties officeooo:rsid="00163536" officeooo:paragraph-rsid="00181f72"/>
    </style:style>
    <style:style style:name="P21" style:family="paragraph" style:parent-style-name="Standard" style:list-style-name="L1">
      <style:text-properties officeooo:rsid="00181f72" officeooo:paragraph-rsid="00181f72"/>
    </style:style>
    <style:style style:name="P22" style:family="paragraph" style:parent-style-name="Standard" style:list-style-name="L1">
      <style:text-properties officeooo:rsid="001f549b" officeooo:paragraph-rsid="001fd3c1"/>
    </style:style>
    <style:style style:name="P23" style:family="paragraph" style:parent-style-name="Standard" style:list-style-name="L1">
      <style:text-properties officeooo:rsid="00196779" officeooo:paragraph-rsid="0019cb30"/>
    </style:style>
    <style:style style:name="P24" style:family="paragraph" style:parent-style-name="Standard" style:list-style-name="L1">
      <style:text-properties officeooo:rsid="001b9256" officeooo:paragraph-rsid="001b9256"/>
    </style:style>
    <style:style style:name="P25" style:family="paragraph" style:parent-style-name="Standard" style:list-style-name="L1">
      <style:text-properties officeooo:rsid="0013cf3a" officeooo:paragraph-rsid="0013cf3a"/>
    </style:style>
    <style:style style:name="P26" style:family="paragraph" style:parent-style-name="Standard" style:list-style-name="L1">
      <style:text-properties officeooo:rsid="00146f81" officeooo:paragraph-rsid="00146f81"/>
    </style:style>
    <style:style style:name="P27" style:family="paragraph" style:parent-style-name="Standard" style:list-style-name="L1">
      <style:text-properties officeooo:rsid="00208fcd" officeooo:paragraph-rsid="00208fcd"/>
    </style:style>
    <style:style style:name="P28" style:family="paragraph" style:parent-style-name="Standard" style:list-style-name="L1" style:master-page-name="">
      <loext:graphic-properties draw:fill="none"/>
      <style:paragraph-properties fo:margin-left="1.199cm" fo:margin-right="0cm" fo:text-indent="-0.6cm" style:auto-text-indent="false" style:page-number="auto" fo:background-color="transparent"/>
      <style:text-properties officeooo:rsid="0013cf3a" officeooo:paragraph-rsid="0013cf3a"/>
    </style:style>
    <style:style style:name="P29" style:family="paragraph" style:parent-style-name="Standard" style:list-style-name="L1" style:master-page-name="">
      <loext:graphic-properties draw:fill="none"/>
      <style:paragraph-properties fo:margin-left="1.9cm" fo:margin-right="0cm" fo:text-indent="-0.6cm" style:auto-text-indent="false" style:page-number="auto" fo:background-color="transparent"/>
      <style:text-properties officeooo:rsid="001d61f1" officeooo:paragraph-rsid="001d61f1"/>
    </style:style>
    <style:style style:name="P30" style:family="paragraph" style:parent-style-name="Standard" style:list-style-name="L1">
      <loext:graphic-properties draw:fill="none"/>
      <style:paragraph-properties fo:margin-left="1.9cm" fo:margin-right="0cm" fo:text-indent="-0.6cm" style:auto-text-indent="false" fo:background-color="transparent"/>
      <style:text-properties officeooo:rsid="001d61f1" officeooo:paragraph-rsid="001d61f1"/>
    </style:style>
    <style:style style:name="T1" style:family="text">
      <style:text-properties officeooo:rsid="0013cf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6779" style:font-weight-asian="bold" style:font-weight-complex="bold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Courier New" fo:font-size="10pt" fo:font-weight="bold" officeooo:rsid="00146f81" style:font-size-asian="10pt" style:font-weight-asian="bold" style:font-size-complex="10pt" style:font-weight-complex="bold"/>
    </style:style>
    <style:style style:name="T7" style:family="text">
      <style:text-properties style:font-name="Courier New" fo:font-size="10pt" fo:font-weight="bold" officeooo:rsid="00196779" style:font-size-asian="10pt" style:font-weight-asian="bold" style:font-size-complex="10pt" style:font-weight-complex="bold"/>
    </style:style>
    <style:style style:name="T8" style:family="text">
      <style:text-properties officeooo:rsid="00181f72"/>
    </style:style>
    <style:style style:name="T9" style:family="text">
      <style:text-properties officeooo:rsid="001923e2"/>
    </style:style>
    <style:style style:name="T10" style:family="text">
      <style:text-properties officeooo:rsid="0019677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9cb30"/>
    </style:style>
    <style:style style:name="T13" style:family="text">
      <style:text-properties officeooo:rsid="001b9256"/>
    </style:style>
    <style:style style:name="T14" style:family="text">
      <style:text-properties officeooo:rsid="001d61f1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1fd3c1"/>
    </style:style>
    <style:style style:name="T17" style:family="text">
      <style:text-properties officeooo:rsid="00208fcd"/>
    </style:style>
    <text:list-style style:name="L1">
      <text:list-level-style-number text:level="1" style:num-suffix="-" style:num-format="1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style:num-prefix=" " style:num-suffix="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-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-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-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-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-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-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-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>Quadern de Càrrega <text:span text:style-name="T14">PortaFIB 2.</text:span><text:span text:style-name="T17">2</text:span></text:p>
      <text:p text:style-name="Standard"/>
      <text:p text:style-name="P11"/>
      <text:p text:style-name="P11"/>
      <text:p text:style-name="P11">Nota: Les cadenes en negreta s’han de substituir pels valors <text:span text:style-name="T16">de l’entorn que correspongui.</text:span></text:p>
      <text:p text:style-name="P11"/>
      <text:p text:style-name="Standard"/>
      <text:list xml:id="list2624903661" text:style-name="L1">
        <text:list-item>
          <text:p text:style-name="P19">BBDD <text:span text:style-name="T8">de PORTAFIB</text:span></text:p>
          <text:list>
            <text:list-item>
              <text:p text:style-name="P19">Clonar la BBDD actual de PortaFIB 2.0.X</text:p>
            </text:list-item>
            <text:list-item>
              <text:p text:style-name="P27">Actualitzar la BBDD executant l’script [portafib-2.2]\scripts\bbdd\2.2\postgresql\portafib_update_from_2.0.x_to_2.2.0_schema.sql</text:p>
            </text:list-item>
          </text:list>
        </text:list-item>
      </text:list>
      <text:p text:style-name="P5"/>
      <text:list xml:id="list90121424740277" text:continue-numbering="true" text:style-name="L1">
        <text:list-item>
          <text:p text:style-name="P19">FITXERS <text:span text:style-name="T8">de PORTAFIB</text:span>:</text:p>
          <text:list>
            <text:list-item>
              <text:p text:style-name="P20">Clonar l’actual directori de fitxers de PortaFIB (Revisar la propietat “es.caib.portafib.filesdirectory” de l’actual fitxer portafib-properties-service.xml)</text:p>
            </text:list-item>
          </text:list>
        </text:list-item>
      </text:list>
      <text:p text:style-name="P6"/>
      <text:list xml:id="list90122746371003" text:continue-numbering="true" text:style-name="L1">
        <text:list-item>
          <text:p text:style-name="P21">FITXERS DE CONFIGURACI<text:span text:style-name="T16">Ó</text:span>:</text:p>
          <text:list>
            <text:list-item>
              <text:p text:style-name="P21">Convertir el fitxer actual portafib-properties-service.xml a portafib.properties. <text:span text:style-name="T10">Nota: s’ha de llevar la part XML de <text:s/>l’inici i el final. Copiar-ho al directori deployments de JBoss 7.</text:span></text:p>
            </text:list-item>
          </text:list>
        </text:list-item>
      </text:list>
      <text:p text:style-name="P8"/>
      <text:list xml:id="list90122863241183" text:continue-numbering="true" text:style-name="L1">
        <text:list-item>
          <text:list>
            <text:list-item>
              <text:p text:style-name="P22">Afegir el Plugin de UserInformaton de KeyCloak <text:span text:style-name="T16">a </text:span><text:span text:style-name="T8">portafib.properties </text:span>:</text:p>
            </text:list-item>
          </text:list>
        </text:list-item>
      </text:list>
      <table:table table:name="Tabla8" table:style-name="Tabla8">
        <table:table-column table:style-name="Tabla8.A"/>
        <table:table-row table:style-name="TableLine2020825220368">
          <table:table-cell table:style-name="Tabla8.A1" office:value-type="string">
            <text:p text:style-name="P12"># <text:s/>======== PLUGIN USER-INFORMATION - KEYCLOAK =======</text:p>
            <text:p text:style-name="P12"/>
            <text:p text:style-name="P12">es.caib.portafib.userinformationplugin=org.fundaciobit.pluginsib.userinformation.keycloak.KeyCloakUserInformationPlugin</text:p>
            <text:p text:style-name="P12">es.caib.portafib.pluginsib.userinformation.keycloak.serverurl=<text:span text:style-name="T2">http://localhost:18080/auth/</text:span></text:p>
            <text:p text:style-name="P12">es.caib.portafib.pluginsib.userinformation.keycloak.realm=<text:span text:style-name="T2">GOIB</text:span></text:p>
            <text:p text:style-name="P12">es.caib.portafib.pluginsib.userinformation.keycloak.client_id=<text:span text:style-name="T2">goib-ws</text:span></text:p>
            <text:p text:style-name="P12">es.caib.portafib.pluginsib.userinformation.keycloak.password_secret=<text:span text:style-name="T2">8103f9ff-6150-45fe-8d4a-76ad061f204e</text:span></text:p>
            <text:p text:style-name="P12">es.caib.portafib.pluginsib.userinformation.keycloak.client_id_for_user_autentication=<text:span text:style-name="T2">goib-default</text:span></text:p>
            <text:p text:style-name="P12"/>
            <text:p text:style-name="P12"># Mappings. Mapejos entre valors de Attibutes de un usuari i els valors de UserInfo de PluginUserInformation</text:p>
            <text:p text:style-name="P12"># Clau: <text:s/>username, administrationID, name, surname1, surname2, email, language,</text:p>
            <text:p text:style-name="P12"># <text:s text:c="7"/>phoneNumber, password, <text:s/>address, company, website o gender( -1: unknown or undefined, 0 female, 1 male)</text:p>
            <text:p text:style-name="P12"># Valor: <text:s/>Atribut definit dins "Attributes" de l'usuari Keycloak</text:p>
            <text:p text:style-name="P12">org.fundaciobit.sample.pluginsib.userinformation.keycloak.mapping.administrationID=<text:span text:style-name="T2">nif</text:span></text:p>
            <text:p text:style-name="P12"/>
            <text:p text:style-name="P12">#org.fundaciobit.sample.pluginsib.userinformation.keycloak.mapping.company=departmentNumber</text:p>
            <text:p text:style-name="P12">#org.fundaciobit.sample.pluginsib.userinformation.keycloak.mapping.surname1=sn1</text:p>
            <text:p text:style-name="P12">#org.fundaciobit.sample.pluginsib.userinformation.keycloak.mapping.surname2=sn2</text:p>
            <text:p text:style-name="P12"># Per depuració</text:p>
            <text:p text:style-name="P12">es.caib.portafib.pluginsib.userinformation.keycloak.debug=true</text:p>
          </table:table-cell>
        </table:table-row>
      </table:table>
      <text:p text:style-name="P11"/>
      <text:list xml:id="list90122603111805" text:continue-numbering="true" text:style-name="L1">
        <text:list-item>
          <text:list>
            <text:list-item>
              <text:p text:style-name="P23">Crear un fitxer <text:span text:style-name="T13">buit </text:span>portafib.system.properties <text:span text:style-name="T12">i c</text:span>opiar-ho al directori deployments de <text:soft-page-break/>JBoss <text:span text:style-name="T12">7.</text:span></text:p>
            </text:list-item>
          </text:list>
        </text:list-item>
      </text:list>
      <text:p text:style-name="P9"/>
      <text:list xml:id="list90122677214349" text:continue-numbering="true" text:style-name="L1">
        <text:list-item>
          <text:list>
            <text:list-item>
              <text:p text:style-name="P24">Crear un fitxer portafib-keycloak.json amb el següent contingut i <text:span text:style-name="T10"><text:s/></text:span><text:span text:style-name="T12">c</text:span><text:span text:style-name="T10">opiar-ho al directori deployments de JBoss </text:span><text:span text:style-name="T12">7.</text:span> :</text:p>
            </text:list-item>
          </text:list>
        </text:list-item>
      </text:list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2">{</text:p>
            <text:p text:style-name="P12"><text:s text:c="2"/>"realm" : "GOIB",</text:p>
            <text:p text:style-name="P12"><text:s text:c="2"/>"resource" : "<text:span text:style-name="T2">goib-ws</text:span>",</text:p>
            <text:p text:style-name="P12"><text:s text:c="2"/>"auth-server-url" : "<text:span text:style-name="T2">http://localhost:18080/auth</text:span>",</text:p>
            <text:p text:style-name="P12"><text:s text:c="2"/>"ssl-required" : "external",</text:p>
            <text:p text:style-name="P12"><text:s text:c="2"/>"use-resource-role-mappings" : true,</text:p>
            <text:p text:style-name="P12"><text:s text:c="2"/>"verify-token-audience" : true,</text:p>
            <text:p text:style-name="P12"><text:s text:c="2"/>"enable-basic-auth": true,</text:p>
            <text:p text:style-name="P12"><text:s text:c="2"/>"principal-attribute": "preferred_username",</text:p>
            <text:p text:style-name="P12"><text:s text:c="2"/>"credentials" : {</text:p>
            <text:p text:style-name="P12"><text:s text:c="6"/>"secret" : "<text:span text:style-name="T2">cf346def-19fd-42b9-885d-9a65519e4cd9</text:span>"</text:p>
            <text:p text:style-name="P12"><text:s text:c="2"/>}</text:p>
            <text:p text:style-name="P12">}</text:p>
          </table:table-cell>
        </table:table-row>
      </table:table>
      <text:p text:style-name="P7"/>
      <text:list xml:id="list90121795287345" text:continue-numbering="true" text:style-name="L1">
        <text:list-item>
          <text:p text:style-name="P25">JBOSS 7</text:p>
          <text:list>
            <text:list-item>
              <text:p text:style-name="P25">Requereix la utilització del fitxer de configuració <text:s/>“standalone-full.xml”</text:p>
            </text:list-item>
            <text:list-item>
              <text:p text:style-name="P26">Modificacions al fitxer <text:span text:style-name="T1">“standalone-full.xml”:</text:span></text:p>
              <text:list>
                <text:list-item>
                  <text:p text:style-name="P26">Afegir “&lt;extension module="org.keycloak.keycloak-adapter-subsystem"/&gt;” a &lt;extensions&gt;</text:p>
                </text:list-item>
                <text:list-item>
                  <text:p text:style-name="P26">Afegir al bloc de &lt;system-properties&gt;: </text:p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row table:style-name="TableLine2020824984176">
          <table:table-cell table:style-name="Tabla1.A1" office:value-type="string">
            <text:p text:style-name="P4">&lt;property name="es.caib.portafib.properties" value="<text:span text:style-name="T2">[RUTA_</text:span><text:span text:style-name="T3">DEPLOYMENT_JBOSS_7</text:span><text:span text:style-name="T2">]</text:span><text:span text:style-name="T11">/</text:span>portafib.properties"/&gt;<text:line-break/>&lt;property name="es.caib.portafib.system.properties" value="<text:span text:style-name="T2">[RUTA_</text:span><text:span text:style-name="T3">DEPLOYMENT_JBOSS_7</text:span><text:span text:style-name="T2">]</text:span>/portafib.system.properties"/&gt;</text:p>
          </table:table-cell>
        </table:table-row>
      </table:table>
      <text:p text:style-name="P3"/>
      <text:list xml:id="list90122096027621" text:continue-numbering="true" text:style-name="L1">
        <text:list-item>
          <text:list>
            <text:list-item>
              <text:list>
                <text:list-item>
                  <text:p text:style-name="P26">Afegir Datastore al bloc &lt;datasources&gt;: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&lt;datasource jndi-name="java:jboss/datasources/portafibDS" pool-name="portafibDS" enabled="true" use-java-context="true"&gt;</text:p>
            <text:p text:style-name="P12"><text:s text:c="2"/>&lt;connection-url&gt;jdbc:oracle:thin:@<text:span text:style-name="T2">localhost:1521:xe</text:span>&lt;/connection-url&gt;</text:p>
            <text:p text:style-name="P12"><text:s text:c="2"/>&lt;driver&gt;oracle&lt;/driver&gt;</text:p>
            <text:p text:style-name="P12"><text:s text:c="2"/>&lt;new-connection-sql&gt;BEGIN EXECUTE IMMEDIATE 'ALTER SESSION SET CURRENT_SCHEMA = portafib'; END;</text:p>
            <text:p text:style-name="P12"><text:s text:c="2"/>&lt;/new-connection-sql&gt;</text:p>
            <text:p text:style-name="P12"><text:s text:c="2"/>&lt;security&gt;</text:p>
            <text:p text:style-name="P12"><text:s text:c="4"/>&lt;user-name&gt;<text:span text:style-name="T2">portafib</text:span>&lt;/user-name&gt;</text:p>
            <text:p text:style-name="P12"><text:s text:c="4"/>&lt;password&gt;<text:span text:style-name="T2">portafib</text:span>&lt;/password&gt;</text:p>
            <text:p text:style-name="P12"><text:s text:c="2"/>&lt;/security&gt;</text:p>
            <text:p text:style-name="P12">&lt;/datasource&gt;</text:p>
          </table:table-cell>
        </table:table-row>
      </table:table>
      <text:p text:style-name="P3"/>
      <text:list xml:id="list90122599339155" text:continue-numbering="true" text:style-name="L1">
        <text:list-item>
          <text:list>
            <text:list-item>
              <text:list>
                <text:list-item>
                  <text:p text:style-name="P19">Configuració KeyCloak: afegir un &lt;subsystem&gt;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row table:style-name="TableLine2020935509760">
          <table:table-cell table:style-name="Tabla3.A1" office:value-type="string">
            <text:p text:style-name="P13">&lt;subsystem xmlns="urn:jboss:domain:keycloak:1.1"&gt;<text:line-break/> <text:s text:c="11"/>&lt;realm name="GOIB"&gt;<text:line-break/> <text:s text:c="15"/>&lt;auth-server-url&gt;<text:span text:style-name="T2">https://dev.caib.es/auth/</text:span>&lt;/auth-server-url&gt;<text:line-break/> <text:s text:c="15"/>&lt;ssl-required&gt;EXTERNAL&lt;/ssl-required&gt;<text:line-break/> <text:s text:c="11"/>&lt;/realm&gt;<text:line-break/> <text:s text:c="11"/>&lt;secure-deployment name="portafib-back.war"&gt;<text:line-break/> <text:s text:c="15"/>&lt;realm&gt;GOIB&lt;/realm&gt;<text:line-break/> <text:s text:c="15"/>&lt;resource&gt;goib-default&lt;/resource&gt;<text:line-break/> <text:s text:c="15"/>&lt;public-client&gt;true&lt;/public-client&gt;<text:line-break/> <text:s text:c="15"/>&lt;principal-attribute&gt;preferred_username&lt;/principal-attribute&gt;<text:line-break/> <text:s text:c="15"/>&lt;verify-token-audience&gt;true&lt;/verify-token-audience&gt;<text:line-break/> <text:s text:c="11"/>&lt;/secure-deployment&gt;<text:line-break/>&lt;/subsystem&gt;</text:p>
          </table:table-cell>
        </table:table-row>
      </table:table>
      <text:p text:style-name="P5"/>
      <text:p text:style-name="P5"><text:soft-page-break/></text:p>
      <text:p text:style-name="P5"/>
      <text:list xml:id="list90122686304411" text:continue-numbering="true" text:style-name="L1">
        <text:list-item>
          <text:list>
            <text:list-item>
              <text:list>
                <text:list-item>
                  <text:p text:style-name="P19">Configuració del Correu: Afegir a &lt;subsystem xmlns="urn:jboss:domain:mail:3.0"&gt;</text:p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&lt;mail-session name="es.caib.portafib.mail" jndi-name="java:/es.caib.portafib.mail" from="<text:span text:style-name="T2">portafib@portafib.com</text:span>"&gt;<text:line-break/> <text:s text:c="15"/>&lt;smtp-server outbound-socket-binding-ref="mail-smtp"/&gt;<text:line-break/>&lt;/mail-session&gt;</text:p>
          </table:table-cell>
        </table:table-row>
      </table:table>
      <text:p text:style-name="P5"/>
      <text:list xml:id="list90122119923366" text:continue-numbering="true" text:style-name="L1">
        <text:list-item>
          <text:list>
            <text:list-item>
              <text:list>
                <text:list-item>
                  <text:p text:style-name="P19">Configuració de Coes: Dins del bloc &lt;subsystem xmlns="urn:jboss:domain:messaging-activemq:4.0"&gt; i subbloc &lt;server name="default"&gt; afegir:</text:p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&lt;address-setting name="jms.queue.es.caib.portafib.PortaFIBNotificacionsQueue" dead-letter-address="jms.queue.es.caib.portafib.PortaFIBNotificacionsErrorQueue" redelivery-delay="120000" max-delivery-attempts="15"/&gt;</text:p>
            <text:p text:style-name="P14"><text:line-break/>&lt;address-setting name="jms.queue.es.caib.portafib.PortaFIBNotificacionsErrorQueue" redelivery-delay="300000" max-delivery-attempts="2000"/&gt;</text:p>
            <text:p text:style-name="P15"><text:span text:style-name="T4"><text:line-break/>&lt;address-setting name="jms.queue.es.caib.portafib.PortaFIBMailsQueue" redelivery-delay="10000" max-delivery-attempts="3"/&gt;</text:span> </text:p>
            <text:p text:style-name="P14"/>
            <text:p text:style-name="P14">…</text:p>
            <text:p text:style-name="P14"/>
            <text:p text:style-name="P14">&lt;jms-queue name="es.caib.portafib.PortaFIBNotificacionsQueue" entries="java:/jms/es.caib.portafib.PortaFIBNotificacionsQueue" durable="true"/&gt;</text:p>
            <text:p text:style-name="P14"><text:line-break/>&lt;jms-queue name="es.caib.portafib.PortaFIBNotificacionsErrorQueue" entries="java:/jms/es.caib.portafib.PortaFIBNotificacionsErrorQueue" durable="true"/&gt;</text:p>
            <text:p text:style-name="P14"><text:line-break/>&lt;jms-queue name="es.caib.portafib.PortaFIBMailsQueue" entries="java:/jms/es.caib.portafib.PortaFIBMailsQueue" durable="true"/&gt; <text:s text:c="5"/></text:p>
          </table:table-cell>
        </table:table-row>
      </table:table>
      <text:p text:style-name="P5"/>
      <text:list xml:id="list90122087103965" text:continue-numbering="true" text:style-name="L1">
        <text:list-item>
          <text:list>
            <text:list-item>
              <text:list>
                <text:list-item>
                  <text:p text:style-name="P20"><text:span text:style-name="T8">Donar d’alta Security-Domain </text:span><text:span text:style-name="T9">disn del bloc &lt;security-domains&gt;</text:span><text:span text:style-name="T8">:</text:span></text:p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8">&lt;security-domain name="keycloak"&gt;<text:line-break/> &lt;authentication&gt;<text:line-break/> &lt;login-module code="org.keycloak.adapters.jboss.KeycloakLoginModule" flag="required"/&gt;<text:line-break/> &lt;/authentication&gt;<text:line-break/>&lt;/security-domain&gt;</text:p>
            <text:p text:style-name="P16"><text:span text:style-name="T4"><text:line-break/>&lt;security-domain name="seycon" cache-type="default"&gt;<text:line-break/> <text:s/>&lt;authentication&gt;<text:line-break/> <text:s text:c="4"/>&lt;login-module code="org.keycloak.adapters.jaas.DirectAccessGrantsLoginModule" flag="required" module="org.keycloak.keycloak-adapter-core"&gt;<text:line-break/> <text:s text:c="4"/>&lt;module-option name="keycloak-config-file" value="</text:span><text:span text:style-name="T6">[RUTA_</text:span><text:span text:style-name="T7">DEPLOYMENT_JBOSS_7</text:span><text:span text:style-name="T6">]</text:span><text:span text:style-name="T5">\portafib-keycloak.json</text:span><text:span text:style-name="T4">"/&gt;<text:line-break/> <text:s text:c="5"/>&lt;/login-module&gt;<text:line-break/> <text:s text:c="5"/>&lt;login-module code="es.caib.portafib.utils.ConvertKeycloakRolesLoginModule" flag="required"/&gt;<text:line-break/> <text:s text:c="5"/>&lt;login-module code="Client" flag="required"/&gt;<text:line-break/> <text:s/>&lt;/authentication&gt;<text:line-break/>&lt;/security-domain&gt;</text:span> <text:s text:c="15"/></text:p>
          </table:table-cell>
        </table:table-row>
      </table:table>
      <text:p text:style-name="P6"/>
      <text:p text:style-name="P2"><text:soft-page-break/></text:p>
      <text:p text:style-name="P1"/>
      <text:p text:style-name="P1"/>
      <text:list xml:id="list90121665334244" text:continue-numbering="true" text:style-name="L1">
        <text:list-item>
          <text:p text:style-name="P28"><text:span text:style-name="T14">EAR</text:span>:</text:p>
          <text:list>
            <text:list-item>
              <text:p text:style-name="P29">Descarregar el codi de la branca portafib-2.1 de <text:a xlink:type="simple" xlink:href="https://github.com/GovernIB/portafib.git" text:style-name="Internet_20_link" text:visited-style-name="Visited_20_Internet_20_Link">https://github.com/GovernIB/portafib.git</text:a> emprant GIT. </text:p>
            </text:list-item>
            <text:list-item>
              <text:p text:style-name="P30">Compilar emprant la següent comanda: <text:span text:style-name="T15">XXXXXXXXXXXXXXX</text:span></text:p>
            </text:list-item>
          </text:list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2T09:01:20.645000000</dc:date>
    <meta:editing-duration>PT1H39M7S</meta:editing-duration>
    <meta:editing-cycles>11</meta:editing-cycles>
    <meta:generator>LibreOffice/7.1.0.3$Windows_X86_64 LibreOffice_project/f6099ecf3d29644b5008cc8f48f42f4a40986e4c</meta:generator>
    <meta:document-statistic meta:table-count="8" meta:image-count="0" meta:object-count="0" meta:page-count="4" meta:paragraph-count="77" meta:word-count="433" meta:character-count="6685" meta:non-whitespace-character-count="6033"/>
  </office:meta>
</office:document-meta>
</file>